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8in"/>
    </style:style>
    <style:style style:name="co2" style:family="table-column">
      <style:table-column-properties fo:break-before="auto" style:column-width="4.1862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3.1445in"/>
    </style:style>
    <style:style style:name="co5" style:family="table-column">
      <style:table-column-properties fo:break-before="auto" style:column-width="1.2252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1155cc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222222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222222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 style:data-style-name="N813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<text:a xlink:href="https:/aclanthology.org/2022.loresmt-1.10.pdf">https://aclanthology.org/2022.loresmt-1.10.pdf</text:a></text:p>
          </table:table-cell>
          <table:table-cell table:style-name="ce4" office:value-type="string">
            <text:p>Translating Spanish into Spanish Sign Language: Combining Rules and</text:p>
            <text:p>Data-driven Approach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vhg.cmp.uea.ac.uk/tech/jas/vhg2021/SiGML-Player-gui.html">https://vhg.cmp.uea.ac.uk/tech/jas/vhg2021/SiGML-Player-gui.html</text:a></text:p>
          </table:table-cell>
          <table:table-cell table:style-name="ce4" office:value-type="string">
            <text:p>avatar renderizado a partir de instrucciones en un lenguaje XML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cibpsi.psico.edu.uy/sites/default/files/LSU-DS%20AnUruguayanSignLanguagePublicDatasetforAutomaticRecognition.pdf">https://cibpsi.psico.edu.uy/sites/default/files/LSU-DS%20AnUruguayanSignLanguagePublicDatasetforAutomaticRecognition.pdf</text:a></text:p>
          </table:table-cell>
          <table:table-cell table:style-name="ce4" office:value-type="string">
            <text:p>Sobre lengua de señas uruguay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a xlink:href="https:/nlp.lsi.upc.edu/papers/caballero02.pdf">https://nlp.lsi.upc.edu/papers/caballero02.pdf</text:a></text:p>
          </table:table-cell>
          <table:table-cell table:style-name="ce5" office:value-type="string">
            <text:p>Sobre reconocimiento de voz en español latin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github.com/openai/whisper">https://github.com/openai/whisper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pypi.org/project/SpeechRecognition/">https://pypi.org/project/SpeechRecognition/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pypi.org/project/jiwer/">https://pypi.org/project/jiwer/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https:/aclanthology.org/2022.iwslt-1.1.pdf">https://aclanthology.org/2022.iwslt-1.1.pdf</text:a></text:p>
          </table:table-cell>
          <table:table-cell table:style-name="ce4" office:value-type="string">
            <text:p>Metrica de subtitulo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s:/ceur-ws.org/Vol-2957/sepp_paper4.pdf">https://ceur-ws.org/Vol-2957/sepp_paper4.pdf</text:a></text:p>
          </table:table-cell>
          <table:table-cell table:style-name="ce4" office:value-type="string">
            <text:p>punctuation restoratio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4" office:value-type="string">
            <text:p>opennmt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>
            <text:p>como citar isignos</text:p>
          </table:table-cell>
          <table:table-cell office:value-type="string">
            <text:p><text:s text:c="4"/>Cabeza, Carmen / García-Miguel, José M. (dirs):</text:p>
            <text:p><text:s text:c="4"/>iSignos: Interfaz de datos de Lengua de Signos Española (versión 1.0). Universidade de Vigo.</text:p>
            <text:p><text:s text:c="4"/>&lt;http://isignos.uvigo.es/&gt; [Consultado:&lt;fecha de consulta&gt;]</text:p>
          </table:table-cell>
          <table:table-cell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2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22" table:default-cell-style-name="Excel_20_Built-in_20_Normal"/>
        <table:table-row table:style-name="ro4">
          <table:table-cell table:style-name="ce4" office:value-type="string">
            <text:p>Transcripciones</text:p>
          </table:table-cell>
          <table:table-cell table:style-name="ce4" office:value-type="string">
            <text:p>Duracion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CANAL_5_NOTICIAS_CENTRAL_20210730_215000</text:p>
          </table:table-cell>
          <table:table-cell table:style-name="ce4" office:value-type="string">
            <text:p>37:16 +42:35 + 5:39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CANAL_5_NOTICIAS_CENTRAL_20210803_215000</text:p>
          </table:table-cell>
          <table:table-cell table:style-name="ce4" office:value-type="string">
            <text:p>40:45+33:49+10:00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MVDCentral 26-9-2022 B1</text:p>
          </table:table-cell>
          <table:table-cell table:style-name="ce6" office:value-type="time" office:time-value="PT68H37M00S">
            <text:p>68:37:00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2">04/22/2024</text:date>, <text:time>23:1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2T23:10:10.98</dc:date>
    <meta:document-statistic meta:table-count="2" meta:cell-count="26" meta:object-count="0"/>
    <meta:generator>OpenOffice/4.1.15$Win32 OpenOffice.org_project/4115m2$Build-9813</meta:generator>
  </office:meta>
</office:document-meta>
</file>